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4.152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6.805cm" fo:min-width="10.061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20.572cm" fo:min-width="1.861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6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18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1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7.358cm" fo:padding-top="0.175cm" fo:padding-bottom="0.175cm" fo:padding-left="0.3cm" fo:padding-right="0.3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1.6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4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5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6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39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fo:min-height="0.395cm"/>
    </style:style>
    <style:style style:name="gr42" style:family="graphic" style:parent-style-name="standard">
      <style:graphic-properties draw:stroke="none" svg:stroke-color="#000000" draw:fill="none" draw:fill-color="#ffffff" fo:min-height="0.789cm"/>
    </style:style>
    <style:style style:name="gr43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024cm" fo:min-width="5.835cm" fo:padding-top="0.15cm" fo:padding-bottom="0.15cm" fo:padding-left="0.275cm" fo:padding-right="0.275cm"/>
    </style:style>
    <style:style style:name="gr4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00cc00" draw:textarea-horizontal-align="justify" draw:textarea-vertical-align="middle" draw:auto-grow-height="false" fo:min-height="0.039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4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454cm" fo:min-width="2.595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/>
    </style:style>
    <style:style style:name="gr4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08cm" fo:min-width="0.957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53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847cm" fo:min-width="3.245cm" fo:padding-top="0.13cm" fo:padding-bottom="0.13cm" fo:padding-left="0.255cm" fo:padding-right="0.25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57" style:family="graphic" style:parent-style-name="standard">
      <style:graphic-properties draw:stroke="none" svg:stroke-color="#000000" draw:fill="none" draw:fill-color="#ffffff" fo:min-height="0.319cm"/>
    </style:style>
    <style:style style:name="gr58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694cm" fo:min-width="3.245cm" fo:padding-top="0.13cm" fo:padding-bottom="0.13cm" fo:padding-left="0.255cm" fo:padding-right="0.255cm"/>
    </style:style>
    <style:style style:name="gr59" style:family="graphic" style:parent-style-name="standard">
      <style:graphic-properties draw:stroke="none" svg:stroke-color="#000000" draw:fill="none" draw:fill-color="#ffffff" fo:min-height="0.556cm"/>
    </style:style>
    <style:style style:name="gr60" style:family="graphic" style:parent-style-name="standard">
      <style:graphic-properties draw:stroke="none" svg:stroke-color="#000000" draw:fill="none" draw:fill-color="#ffffff" fo:min-height="0.239cm"/>
    </style:style>
    <style:style style:name="gr61" style:family="graphic" style:parent-style-name="standard">
      <style:graphic-properties draw:textarea-horizontal-align="justify" draw:textarea-vertical-align="middle" draw:auto-grow-height="false" fo:min-height="1.218cm" fo:min-width="0.5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cc00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17" style:family="paragraph">
      <loext:graphic-properties draw:fill="none" draw:fill-color="#ffffff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text-properties fo:font-size="6pt" style:font-size-asian="18pt" style:font-size-complex="18pt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0pt" style:font-size-asian="6pt" style:font-size-complex="6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546cm" svg:y1="9.459cm" svg:x2="18.008cm" svg:y2="9.456cm">
          <text:p/>
        </draw:line>
        <draw:line draw:style-name="gr1" draw:text-style-name="P1" draw:layer="layout" svg:x1="13.824cm" svg:y1="24.767cm" svg:x2="17.603cm" svg:y2="24.784cm">
          <text:p/>
        </draw:line>
        <draw:line draw:style-name="gr1" draw:text-style-name="P1" draw:layer="layout" svg:x1="13.914cm" svg:y1="6.07cm" svg:x2="18.007cm" svg:y2="6.077cm">
          <text:p/>
        </draw:line>
        <draw:custom-shape draw:style-name="gr2" draw:text-style-name="P2" draw:layer="layout" svg:width="0.09cm" svg:height="0.108cm" svg:x="13.832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09cm" svg:y1="8.413cm" svg:x2="17.197cm" svg:y2="8.405cm">
          <text:p/>
        </draw:line>
        <draw:line draw:style-name="gr1" draw:text-style-name="P1" draw:layer="layout" svg:x1="3.853cm" svg:y1="22.258cm" svg:x2="8.595cm" svg:y2="22.278cm">
          <text:p/>
        </draw:line>
        <draw:line draw:style-name="gr1" draw:text-style-name="P1" draw:layer="layout" svg:x1="13.571cm" svg:y1="21.126cm" svg:x2="13.602cm" svg:y2="3.815cm">
          <text:p/>
        </draw:line>
        <draw:line draw:style-name="gr1" draw:text-style-name="P1" draw:layer="layout" svg:x1="13.218cm" svg:y1="7.335cm" svg:x2="17.215cm" svg:y2="7.361cm">
          <text:p/>
        </draw:line>
        <draw:custom-shape draw:style-name="gr3" draw:text-style-name="P3" draw:layer="layout" svg:width="0.41cm" svg:height="24.452cm" svg:x="15.611cm" svg:y="2.78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022cm" svg:y1="3.153cm" svg:x2="17.624cm" svg:y2="3.107cm">
          <text:p/>
        </draw:line>
        <draw:line draw:style-name="gr4" draw:text-style-name="P1" draw:layer="layout" svg:x1="13.886cm" svg:y1="4.489cm" svg:x2="17.77cm" svg:y2="4.498cm">
          <text:p/>
        </draw:line>
        <draw:line draw:style-name="gr1" draw:text-style-name="P1" draw:layer="layout" svg:x1="9.415cm" svg:y1="7.359cm" svg:x2="3.88cm" svg:y2="7.346cm">
          <text:p/>
        </draw:line>
        <draw:custom-shape draw:style-name="gr5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0.611cm" svg:height="17.105cm" svg:x="5.82cm" svg:y="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824cm" svg:y1="25.523cm" svg:x2="17.603cm" svg:y2="25.54cm">
          <text:p/>
        </draw:line>
        <draw:line draw:style-name="gr1" draw:text-style-name="P1" draw:layer="layout" svg:x1="13.815cm" svg:y1="26.373cm" svg:x2="17.594cm" svg:y2="26.39cm">
          <text:p/>
        </draw:line>
        <draw:custom-shape draw:style-name="gr7" draw:text-style-name="P5" draw:layer="layout" svg:width="2.361cm" svg:height="20.822cm" svg:x="1.442cm" svg:y="5.413cm">
          <text:p text:style-name="P4"><text:span text:style-name="T1">Pi Zer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66cm" svg:y1="3.235cm" svg:x2="2.252cm" svg:y2="5.4cm">
          <text:p/>
        </draw:line>
        <draw:frame draw:style-name="gr8" draw:text-style-name="P6" draw:layer="layout" svg:width="1.851cm" svg:height="0.645cm" svg:x="3.779cm" svg:y="6.852cm">
          <draw:text-box>
            <text:p><text:span text:style-name="T2">GPIO 5</text:span></text:p>
          </draw:text-box>
        </draw:frame>
        <draw:frame draw:style-name="gr9" draw:text-style-name="P6" draw:layer="layout" svg:width="0.975cm" svg:height="0.645cm" svg:x="3.109cm" svg:y="6.749cm">
          <draw:text-box>
            <text:p><text:span text:style-name="T2">29</text:span></text:p>
          </draw:text-box>
        </draw:frame>
        <draw:line draw:style-name="gr1" draw:text-style-name="P1" draw:layer="layout" svg:x1="3.909cm" svg:y1="8.404cm" svg:x2="9.561cm" svg:y2="8.416cm">
          <text:p/>
        </draw:line>
        <draw:frame draw:style-name="gr10" draw:text-style-name="P6" draw:layer="layout" svg:width="1.869cm" svg:height="0.645cm" svg:x="3.723cm" svg:y="7.914cm">
          <draw:text-box>
            <text:p><text:span text:style-name="T2">GPIO 18</text:span></text:p>
          </draw:text-box>
        </draw:frame>
        <draw:custom-shape draw:style-name="gr11" draw:text-style-name="P4" draw:layer="layout" svg:width="0.289cm" svg:height="0.289cm" svg:x="3.692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91cm" svg:height="0.645cm" svg:x="3.146cm" svg:y="7.765cm">
          <draw:text-box>
            <text:p><text:span text:style-name="T2">12</text:span></text:p>
          </draw:text-box>
        </draw:frame>
        <draw:line draw:style-name="gr1" draw:text-style-name="P1" draw:layer="layout" svg:x1="2.921cm" svg:y1="3.948cm" svg:x2="2.911cm" svg:y2="5.394cm">
          <text:p/>
        </draw:line>
        <draw:frame draw:style-name="gr13" draw:text-style-name="P7" draw:layer="layout" svg:width="14.176cm" svg:height="0.962cm" svg:x="3.305cm" svg:y="27.546cm">
          <draw:text-box>
            <text:p text:style-name="P4"><text:span text:style-name="T1">Sensor and Control Assembly Circuit Diagram</text:span></text:p>
          </draw:text-box>
        </draw:frame>
        <draw:custom-shape draw:style-name="gr14" draw:text-style-name="P8" draw:layer="layout" svg:width="1.553cm" svg:height="1.315cm" svg:x="17.582cm" svg:y="2.808cm">
          <text:p text:style-name="P4"><text:span text:style-name="T1">PSU</text:span></text:p>
          <text:p text:style-name="P4"><text:span text:style-name="T1">Brick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027cm" svg:height="0.645cm" svg:x="16.544cm" svg:y="3.266cm">
          <draw:text-box>
            <text:p><text:span text:style-name="T2">0 V</text:span></text:p>
          </draw:text-box>
        </draw:frame>
        <draw:line draw:style-name="gr1" draw:text-style-name="P1" draw:layer="layout" svg:x1="13.229cm" svg:y1="14.354cm" svg:x2="16.702cm" svg:y2="14.346cm">
          <text:p/>
        </draw:line>
        <draw:custom-shape draw:style-name="gr11" draw:text-style-name="P4" draw:layer="layout" svg:width="0.289cm" svg:height="0.289cm" svg:x="3.647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0.921cm" svg:height="0.645cm" svg:x="3.067cm" svg:y="20.518cm">
          <draw:text-box>
            <text:p><text:span text:style-name="T2">30</text:span></text:p>
          </draw:text-box>
        </draw:frame>
        <draw:frame draw:style-name="gr17" draw:text-style-name="P6" draw:layer="layout" svg:width="1.615cm" svg:height="0.645cm" svg:x="3.93cm" svg:y="20.563cm">
          <draw:text-box>
            <text:p><text:span text:style-name="T2">0 V (D)</text:span></text:p>
          </draw:text-box>
        </draw:frame>
        <draw:frame draw:style-name="gr18" draw:text-style-name="P6" draw:layer="layout" svg:width="1.425cm" svg:height="0.645cm" svg:x="16.352cm" svg:y="2.631cm">
          <draw:text-box>
            <text:p><text:span text:style-name="T2">+12 V</text:span></text:p>
          </draw:text-box>
        </draw:frame>
        <draw:custom-shape draw:style-name="gr19" draw:text-style-name="P1" draw:layer="layout" svg:width="7.958cm" svg:height="4.063cm" svg:x="5.875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4.439cm" svg:height="1.673cm" svg:x="7.645cm" svg:y="24.155cm">
          <draw:text-box>
            <text:p text:style-name="P4"><text:span text:style-name="T3">ADS1115 A/D</text:span></text:p>
            <text:p text:style-name="P4"><text:span text:style-name="T3">Board</text:span></text:p>
          </draw:text-box>
        </draw:frame>
        <draw:frame draw:style-name="gr21" draw:text-style-name="P6" draw:layer="layout" svg:width="18.4cm" svg:height="0.699cm" svg:x="1.165cm" svg:y="1.164cm">
          <draw:text-box>
            <text:p><text:span text:style-name="T2">See the Composite Design and Installation Specification for details of this circuit and its wiring. </text:span></text:p>
          </draw:text-box>
        </draw:frame>
        <draw:line draw:style-name="gr1" draw:text-style-name="P1" draw:layer="layout" svg:x1="13.832cm" svg:y1="23.935cm" svg:x2="17.611cm" svg:y2="23.952cm">
          <text:p/>
        </draw:line>
        <draw:frame draw:style-name="gr22" draw:text-style-name="P6" draw:layer="layout" svg:width="1.243cm" svg:height="0.645cm" svg:x="6.965cm" svg:y="23.073cm">
          <draw:text-box>
            <text:p><text:span text:style-name="T2">VDD</text:span></text:p>
          </draw:text-box>
        </draw:frame>
        <draw:frame draw:style-name="gr23" draw:text-style-name="P6" draw:layer="layout" svg:width="1.285cm" svg:height="0.645cm" svg:x="11.402cm" svg:y="23.06cm">
          <draw:text-box>
            <text:p><text:span text:style-name="T2">GND</text:span></text:p>
          </draw:text-box>
        </draw:frame>
        <draw:custom-shape draw:style-name="gr11" draw:text-style-name="P4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1" draw:text-style-name="P1" draw:layer="layout" svg:x1="3.872cm" svg:y1="24.68cm" svg:x2="5.821cm" svg:y2="24.675cm">
          <text:p/>
        </draw:line>
        <draw:custom-shape draw:style-name="gr11" draw:text-style-name="P4" draw:layer="layout" svg:width="0.289cm" svg:height="0.289cm" svg:x="5.737cm" svg:y="2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4cm" svg:y1="23.895cm" svg:x2="5.775cm" svg:y2="23.865cm">
          <text:p/>
        </draw:line>
        <draw:custom-shape draw:style-name="gr11" draw:text-style-name="P4" draw:layer="layout" svg:width="0.289cm" svg:height="0.289cm" svg:x="5.726cm" svg:y="2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1.184cm" svg:height="0.645cm" svg:x="5.817cm" svg:y="24.419cm">
          <draw:text-box>
            <text:p><text:span text:style-name="T2">SCL</text:span></text:p>
          </draw:text-box>
        </draw:frame>
        <draw:frame draw:style-name="gr25" draw:text-style-name="P6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26" draw:text-style-name="P6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7" draw:text-style-name="P6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26" draw:text-style-name="P6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7" draw:text-style-name="P6" draw:layer="layout" svg:width="1.222cm" svg:height="0.645cm" svg:x="5.857cm" svg:y="23.577cm">
          <draw:text-box>
            <text:p><text:span text:style-name="T2">SDA</text:span></text:p>
          </draw:text-box>
        </draw:frame>
        <draw:frame draw:style-name="gr28" draw:text-style-name="P6" draw:layer="layout" svg:width="0.916cm" svg:height="0.645cm" svg:x="3.043cm" svg:y="21.727cm">
          <draw:text-box>
            <text:p><text:span text:style-name="T2">1</text:span></text:p>
          </draw:text-box>
        </draw:frame>
        <draw:custom-shape draw:style-name="gr11" draw:text-style-name="P4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1.319cm" svg:height="0.645cm" svg:x="3.804cm" svg:y="21.729cm">
          <draw:text-box>
            <text:p><text:span text:style-name="T2">3.3 V</text:span></text:p>
          </draw:text-box>
        </draw:frame>
        <draw:line draw:style-name="gr1" draw:text-style-name="P1" draw:layer="layout" svg:x1="7.113cm" svg:y1="22.286cm" svg:x2="7.11cm" svg:y2="23.075cm">
          <text:p/>
        </draw:line>
        <draw:line draw:style-name="gr1" draw:text-style-name="P1" draw:layer="layout" svg:x1="3.867cm" svg:y1="21.099cm" svg:x2="13.576cm" svg:y2="21.103cm">
          <text:p/>
        </draw:line>
        <draw:custom-shape draw:style-name="gr30" draw:text-style-name="P1" draw:layer="layout" svg:width="2.546cm" svg:height="2.276cm" svg:x="5.357cm" svg:y="2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2.714cm" svg:height="1.916cm" svg:x="5.257cm" svg:y="2.529cm">
          <draw:text-box>
            <text:p text:style-name="P4"><text:span text:style-name="T4">DC/DC Buck Converter</text:span></text:p>
          </draw:text-box>
        </draw:frame>
        <draw:line draw:style-name="gr1" draw:text-style-name="P1" draw:layer="layout" svg:x1="8.035cm" svg:y1="3.851cm" svg:x2="17.595cm" svg:y2="3.806cm">
          <text:p/>
        </draw:line>
        <draw:line draw:style-name="gr1" draw:text-style-name="P1" draw:layer="layout" svg:x1="2.91cm" svg:y1="3.95cm" svg:x2="5.195cm" svg:y2="3.946cm">
          <text:p/>
        </draw:line>
        <draw:line draw:style-name="gr1" draw:text-style-name="P1" draw:layer="layout" svg:x1="2.254cm" svg:y1="3.254cm" svg:x2="5.207cm" svg:y2="3.247cm">
          <text:p/>
        </draw:line>
        <draw:frame draw:style-name="gr32" draw:text-style-name="P6" draw:layer="layout" svg:width="1.67cm" svg:height="0.645cm" svg:x="2.779cm" svg:y="4.758cm">
          <draw:text-box>
            <text:p><text:span text:style-name="T2">0 V (Pi)</text:span></text:p>
          </draw:text-box>
        </draw:frame>
        <draw:frame draw:style-name="gr33" draw:text-style-name="P6" draw:layer="layout" svg:width="1.438cm" svg:height="0.645cm" svg:x="1.199cm" svg:y="4.806cm">
          <draw:text-box>
            <text:p><text:span text:style-name="T2">+5 V</text:span></text:p>
          </draw:text-box>
        </draw:frame>
        <draw:custom-shape draw:style-name="gr34" draw:text-style-name="P11" draw:layer="layout" svg:width="0.939cm" svg:height="0.346cm" svg:x="2.141cm" svg:y="5.217cm">
          <text:p text:style-name="P4"><text:span text:style-name="T5">uUSB</text:span></text:p>
          <draw:enhanced-geometry svg:viewBox="0 0 21600 21600" draw:type="rectangle" draw:enhanced-path="M 0 0 L 21600 0 21600 21600 0 21600 0 0 Z N"/>
        </draw:custom-shape>
        <draw:frame draw:style-name="gr35" draw:text-style-name="P12" draw:layer="layout" svg:width="1.244cm" svg:height="0.645cm" svg:x="15.235cm" svg:y="2.206cm">
          <draw:text-box>
            <text:p text:style-name="P4"><text:span text:style-name="T6">TB1</text:span></text:p>
          </draw:text-box>
        </draw:frame>
        <draw:g>
          <draw:custom-shape draw:style-name="gr36" draw:text-style-name="P13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6cm" svg:y1="14.278cm" svg:x2="15.907cm" svg:y2="14.387cm">
            <text:p/>
          </draw:line>
          <draw:line draw:style-name="gr37" draw:text-style-name="P1" draw:layer="layout" svg:x1="15.776cm" svg:y1="14.3cm" svg:x2="15.887cm" svg:y2="14.409cm">
            <text:p/>
          </draw:line>
        </draw:g>
        <draw:g>
          <draw:custom-shape draw:style-name="gr38" draw:text-style-name="P13" draw:layer="layout" svg:width="0.155cm" svg:height="0.16cm" svg:x="15.75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81cm" svg:y1="3.081cm" svg:x2="15.892cm" svg:y2="3.19cm">
            <text:p/>
          </draw:line>
          <draw:line draw:style-name="gr39" draw:text-style-name="P1" draw:layer="layout" svg:x1="15.761cm" svg:y1="3.103cm" svg:x2="15.872cm" svg:y2="3.212cm">
            <text:p/>
          </draw:line>
        </draw:g>
        <draw:g>
          <draw:custom-shape draw:style-name="gr36" draw:text-style-name="P13" draw:layer="layout" svg:width="0.155cm" svg:height="0.16cm" svg:x="15.748cm" svg:y="3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9cm" svg:y1="3.081cm" svg:x2="15.89cm" svg:y2="3.19cm">
            <text:p/>
          </draw:line>
          <draw:line draw:style-name="gr37" draw:text-style-name="P1" draw:layer="layout" svg:x1="15.759cm" svg:y1="3.103cm" svg:x2="15.87cm" svg:y2="3.212cm">
            <text:p/>
          </draw:line>
        </draw:g>
        <draw:g>
          <draw:custom-shape draw:style-name="gr36" draw:text-style-name="P13" draw:layer="layout" svg:width="0.155cm" svg:height="0.16cm" svg:x="15.75cm" svg:y="3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1cm" svg:y1="3.762cm" svg:x2="15.892cm" svg:y2="3.871cm">
            <text:p/>
          </draw:line>
          <draw:line draw:style-name="gr37" draw:text-style-name="P1" draw:layer="layout" svg:x1="15.761cm" svg:y1="3.784cm" svg:x2="15.872cm" svg:y2="3.893cm">
            <text:p/>
          </draw:line>
        </draw:g>
        <draw:line draw:style-name="gr1" draw:text-style-name="P1" draw:layer="layout" svg:x1="12.272cm" svg:y1="21.094cm" svg:x2="12.292cm" svg:y2="22.978cm">
          <text:p/>
        </draw:line>
        <draw:custom-shape draw:style-name="gr11" draw:text-style-name="P4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6.962cm" svg:y="2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5.198cm" svg:y="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5.198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7.755cm" svg:y="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7.745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81cm" svg:y1="23.861cm" svg:x2="15.921cm" svg:y2="23.97cm">
            <text:p/>
          </draw:line>
          <draw:line draw:style-name="gr37" draw:text-style-name="P1" draw:layer="layout" svg:x1="15.79cm" svg:y1="23.883cm" svg:x2="15.901cm" svg:y2="23.992cm">
            <text:p/>
          </draw:line>
        </draw:g>
        <draw:frame draw:style-name="gr41" draw:text-style-name="P6" draw:layer="layout" svg:width="0.635cm" svg:height="0.645cm" svg:x="15.504cm" svg:y="3.095cm">
          <draw:text-box>
            <text:p><text:span text:style-name="T2">1</text:span></text:p>
          </draw:text-box>
        </draw:frame>
        <draw:frame draw:style-name="gr41" draw:text-style-name="P6" draw:layer="layout" svg:width="0.673cm" svg:height="0.645cm" svg:x="15.494cm" svg:y="3.777cm">
          <draw:text-box>
            <text:p><text:span text:style-name="T2">2</text:span></text:p>
          </draw:text-box>
        </draw:frame>
        <draw:frame draw:style-name="gr41" draw:text-style-name="P6" draw:layer="layout" svg:width="0.544cm" svg:height="0.645cm" svg:x="15.49cm" svg:y="7.783cm">
          <draw:text-box>
            <text:p><text:span text:style-name="T2">8</text:span></text:p>
          </draw:text-box>
        </draw:frame>
        <draw:frame draw:style-name="gr41" draw:text-style-name="P6" draw:layer="layout" svg:width="0.906cm" svg:height="0.645cm" svg:x="15.405cm" svg:y="23.883cm">
          <draw:text-box>
            <text:p><text:span text:style-name="T2">11</text:span></text:p>
          </draw:text-box>
        </draw:frame>
        <draw:custom-shape draw:style-name="gr40" draw:text-style-name="P14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1" draw:text-style-name="P4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32cm" svg:y="25.224cm">
          <draw:text-box>
            <text:p><text:span text:style-name="T2">A2</text:span></text:p>
          </draw:text-box>
        </draw:frame>
        <draw:custom-shape draw:style-name="gr11" draw:text-style-name="P4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custom-shape draw:style-name="gr36" draw:text-style-name="P13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1cm" svg:y1="24.693cm" svg:x2="15.902cm" svg:y2="24.802cm">
            <text:p/>
          </draw:line>
          <draw:line draw:style-name="gr37" draw:text-style-name="P1" draw:layer="layout" svg:x1="15.771cm" svg:y1="24.715cm" svg:x2="15.882cm" svg:y2="24.824cm">
            <text:p/>
          </draw:line>
        </draw:g>
        <draw:frame draw:style-name="gr41" draw:text-style-name="P6" draw:layer="layout" svg:width="0.927cm" svg:height="0.645cm" svg:x="15.374cm" svg:y="24.715cm">
          <draw:text-box>
            <text:p><text:span text:style-name="T2">12</text:span></text:p>
          </draw:text-box>
        </draw:frame>
        <draw:g>
          <draw:custom-shape draw:style-name="gr36" draw:text-style-name="P13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1cm" svg:y1="25.449cm" svg:x2="15.902cm" svg:y2="25.558cm">
            <text:p/>
          </draw:line>
          <draw:line draw:style-name="gr37" draw:text-style-name="P1" draw:layer="layout" svg:x1="15.771cm" svg:y1="25.471cm" svg:x2="15.882cm" svg:y2="25.58cm">
            <text:p/>
          </draw:line>
        </draw:g>
        <draw:frame draw:style-name="gr41" draw:text-style-name="P6" draw:layer="layout" svg:width="0.928cm" svg:height="0.645cm" svg:x="15.377cm" svg:y="25.471cm">
          <draw:text-box>
            <text:p><text:span text:style-name="T2">13</text:span></text:p>
          </draw:text-box>
        </draw:frame>
        <draw:g>
          <draw:custom-shape draw:style-name="gr36" draw:text-style-name="P13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2cm" svg:y1="26.299cm" svg:x2="15.883cm" svg:y2="26.408cm">
            <text:p/>
          </draw:line>
          <draw:line draw:style-name="gr37" draw:text-style-name="P1" draw:layer="layout" svg:x1="15.752cm" svg:y1="26.321cm" svg:x2="15.863cm" svg:y2="26.43cm">
            <text:p/>
          </draw:line>
        </draw:g>
        <draw:frame draw:style-name="gr42" draw:text-style-name="P6" draw:layer="layout" svg:width="0.893cm" svg:height="1.039cm" svg:x="15.379cm" svg:y="26.321cm">
          <draw:text-box>
            <text:p><text:span text:style-name="T2">14</text:span></text:p>
          </draw:text-box>
        </draw:frame>
        <draw:g>
          <draw:custom-shape draw:style-name="gr36" draw:text-style-name="P13" draw:layer="layout" svg:width="0.155cm" svg:height="0.16cm" svg:x="15.764cm" svg:y="5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5cm" svg:y1="5.959cm" svg:x2="15.906cm" svg:y2="6.068cm">
            <text:p/>
          </draw:line>
          <draw:line draw:style-name="gr37" draw:text-style-name="P1" draw:layer="layout" svg:x1="15.775cm" svg:y1="5.981cm" svg:x2="15.886cm" svg:y2="6.09cm">
            <text:p/>
          </draw:line>
        </draw:g>
        <draw:frame draw:style-name="gr41" draw:text-style-name="P6" draw:layer="layout" svg:width="0.544cm" svg:height="0.645cm" svg:x="15.501cm" svg:y="6.76cm">
          <draw:text-box>
            <text:p><text:span text:style-name="T2">6</text:span></text:p>
          </draw:text-box>
        </draw:frame>
        <draw:custom-shape draw:style-name="gr43" draw:text-style-name="P1" draw:layer="layout" svg:width="6.385cm" svg:height="3.324cm" svg:x="10.098cm" svg:y="2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4" draw:layer="layout" svg:width="0.289cm" svg:height="0.289cm" svg:x="6.108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6.058cm" svg:y="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2.285cm" svg:height="3.439cm" svg:x="17.561cm" svg:y="23.433cm">
          <text:p text:style-name="P4">Hall-</text:p>
          <text:p text:style-name="P4">Effect</text:p>
          <text:p text:style-name="P4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4" draw:layer="layout" svg:width="0.289cm" svg:height="0.289cm" svg:x="9.949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0.289cm" svg:height="0.289cm" svg:x="9.94cm" svg:y="3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155cm" svg:height="0.16cm" svg:x="15.742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73cm" svg:y1="4.422cm" svg:x2="15.884cm" svg:y2="4.531cm">
            <text:p/>
          </draw:line>
          <draw:line draw:style-name="gr39" draw:text-style-name="P1" draw:layer="layout" svg:x1="15.753cm" svg:y1="4.444cm" svg:x2="15.864cm" svg:y2="4.553cm">
            <text:p/>
          </draw:line>
        </draw:g>
        <draw:g>
          <draw:custom-shape draw:style-name="gr36" draw:text-style-name="P13" draw:layer="layout" svg:width="0.155cm" svg:height="0.16cm" svg:x="15.74cm" svg:y="4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1cm" svg:y1="4.422cm" svg:x2="15.882cm" svg:y2="4.531cm">
            <text:p/>
          </draw:line>
          <draw:line draw:style-name="gr37" draw:text-style-name="P1" draw:layer="layout" svg:x1="15.751cm" svg:y1="4.444cm" svg:x2="15.862cm" svg:y2="4.553cm">
            <text:p/>
          </draw:line>
        </draw:g>
        <draw:frame draw:style-name="gr41" draw:text-style-name="P6" draw:layer="layout" svg:width="0.635cm" svg:height="0.645cm" svg:x="15.496cm" svg:y="4.436cm">
          <draw:text-box>
            <text:p><text:span text:style-name="T2">3</text:span></text:p>
          </draw:text-box>
        </draw:frame>
        <draw:line draw:style-name="gr4" draw:text-style-name="P1" draw:layer="layout" svg:x1="13.599cm" svg:y1="5.12cm" svg:x2="17.804cm" svg:y2="5.088cm">
          <text:p/>
        </draw:line>
        <draw:g>
          <draw:custom-shape draw:style-name="gr38" draw:text-style-name="P13" draw:layer="layout" svg:width="0.155cm" svg:height="0.16cm" svg:x="15.759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1" draw:layer="layout" svg:x1="15.79cm" svg:y1="5.019cm" svg:x2="15.901cm" svg:y2="5.128cm">
            <text:p/>
          </draw:line>
          <draw:line draw:style-name="gr39" draw:text-style-name="P1" draw:layer="layout" svg:x1="15.77cm" svg:y1="5.041cm" svg:x2="15.881cm" svg:y2="5.15cm">
            <text:p/>
          </draw:line>
        </draw:g>
        <draw:g>
          <draw:custom-shape draw:style-name="gr36" draw:text-style-name="P13" draw:layer="layout" svg:width="0.155cm" svg:height="0.16cm" svg:x="15.757cm" svg:y="5.0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8cm" svg:y1="5.019cm" svg:x2="15.899cm" svg:y2="5.128cm">
            <text:p/>
          </draw:line>
          <draw:line draw:style-name="gr37" draw:text-style-name="P1" draw:layer="layout" svg:x1="15.768cm" svg:y1="5.041cm" svg:x2="15.879cm" svg:y2="5.15cm">
            <text:p/>
          </draw:line>
        </draw:g>
        <draw:frame draw:style-name="gr41" draw:text-style-name="P6" draw:layer="layout" svg:width="0.635cm" svg:height="0.645cm" svg:x="15.471cm" svg:y="5.058cm">
          <draw:text-box>
            <text:p><text:span text:style-name="T2">4</text:span></text:p>
          </draw:text-box>
        </draw:frame>
        <draw:frame draw:style-name="gr46" draw:text-style-name="P6" draw:layer="layout" svg:width="2.194cm" svg:height="1.039cm" svg:x="17.556cm" svg:y="4.296cm">
          <draw:text-box>
            <text:p><text:span text:style-name="T2">12 V To</text:span></text:p>
            <text:p><text:span text:style-name="T2">Sensor(s)</text:span></text:p>
          </draw:text-box>
        </draw:frame>
        <draw:frame draw:style-name="gr41" draw:text-style-name="P6" draw:layer="layout" svg:width="0.991cm" svg:height="0.645cm" svg:x="15.368cm" svg:y="15.36cm">
          <draw:text-box>
            <text:p><text:span text:style-name="T2">15</text:span></text:p>
          </draw:text-box>
        </draw:frame>
        <draw:custom-shape draw:style-name="gr47" draw:text-style-name="P1" draw:layer="layout" svg:width="3.195cm" svg:height="2.804cm" svg:x="16.751cm" svg:y="13.964cm">
          <text:p text:style-name="P4">Composite</text:p>
          <text:p text:style-name="P4">Float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19cm" svg:height="0.108cm" svg:x="14.942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984cm" svg:height="0.645cm" svg:x="13.775cm" svg:y="12.493cm">
          <draw:text-box>
            <text:p><text:span text:style-name="T2">1 k</text:span></text:p>
          </draw:text-box>
        </draw:frame>
        <draw:line draw:style-name="gr1" draw:text-style-name="P1" draw:layer="layout" svg:x1="3.876cm" svg:y1="14.398cm" svg:x2="9.502cm" svg:y2="14.408cm">
          <text:p/>
        </draw:line>
        <draw:frame draw:style-name="gr48" draw:text-style-name="P6" draw:layer="layout" svg:width="1.675cm" svg:height="0.645cm" svg:x="3.701cm" svg:y="13.877cm">
          <draw:text-box>
            <text:p><text:span text:style-name="T2">GPIO 8</text:span></text:p>
          </draw:text-box>
        </draw:frame>
        <draw:custom-shape draw:style-name="gr11" draw:text-style-name="P4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6.052cm" svg:y="14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1.222cm" svg:height="0.309cm" draw:transform="rotate (-1.56660753659011) translate (14.017cm 12.4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8.568cm" svg:y1="13.826cm" svg:x2="8.595cm" svg:y2="22.278cm">
          <text:p/>
        </draw:line>
        <draw:custom-shape draw:style-name="gr40" draw:text-style-name="P14" draw:layer="layout" svg:width="0.289cm" svg:height="0.289cm" svg:x="6.105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44cm" svg:y1="13.841cm" svg:x2="9.472cm" svg:y2="13.837cm">
          <text:p/>
        </draw:line>
        <draw:line draw:style-name="gr1" draw:text-style-name="P1" draw:layer="layout" svg:x1="7.768cm" svg:y1="21.092cm" svg:x2="7.781cm" svg:y2="13.04cm">
          <text:p/>
        </draw:line>
        <draw:custom-shape draw:style-name="gr40" draw:text-style-name="P14" draw:layer="layout" svg:width="0.119cm" svg:height="0.108cm" svg:x="7.698cm" svg:y="2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781cm" svg:y1="13.053cm" svg:x2="9.341cm" svg:y2="13.055cm">
          <text:p/>
        </draw:line>
        <draw:frame draw:style-name="gr41" draw:text-style-name="P6" draw:layer="layout" svg:width="0.544cm" svg:height="0.645cm" svg:x="15.491cm" svg:y="9.42cm">
          <draw:text-box>
            <text:p><text:span text:style-name="T2">7</text:span></text:p>
          </draw:text-box>
        </draw:frame>
        <draw:g>
          <draw:custom-shape draw:style-name="gr36" draw:text-style-name="P13" draw:layer="layout" svg:width="0.155cm" svg:height="0.16cm" svg:x="15.756cm" svg:y="7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7cm" svg:y1="7.289cm" svg:x2="15.898cm" svg:y2="7.398cm">
            <text:p/>
          </draw:line>
          <draw:line draw:style-name="gr37" draw:text-style-name="P1" draw:layer="layout" svg:x1="15.767cm" svg:y1="7.311cm" svg:x2="15.878cm" svg:y2="7.42cm">
            <text:p/>
          </draw:line>
        </draw:g>
        <draw:line draw:style-name="gr1" draw:text-style-name="P1" draw:layer="layout" svg:x1="13.623cm" svg:y1="16.416cm" svg:x2="16.765cm" svg:y2="16.409cm">
          <text:p/>
        </draw:line>
        <draw:frame draw:style-name="gr41" draw:text-style-name="P6" draw:layer="layout" svg:width="1.025cm" svg:height="0.645cm" svg:x="15.355cm" svg:y="16.366cm">
          <draw:text-box>
            <text:p><text:span text:style-name="T2">10</text:span></text:p>
          </draw:text-box>
        </draw:frame>
        <draw:g>
          <draw:custom-shape draw:style-name="gr36" draw:text-style-name="P13" draw:layer="layout" svg:width="0.155cm" svg:height="0.16cm" svg:x="15.793cm" svg:y="16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824cm" svg:y1="16.344cm" svg:x2="15.935cm" svg:y2="16.453cm">
            <text:p/>
          </draw:line>
          <draw:line draw:style-name="gr37" draw:text-style-name="P1" draw:layer="layout" svg:x1="15.804cm" svg:y1="16.366cm" svg:x2="15.915cm" svg:y2="16.475cm">
            <text:p/>
          </draw:line>
        </draw:g>
        <draw:custom-shape draw:style-name="gr2" draw:text-style-name="P2" draw:layer="layout" svg:width="0.119cm" svg:height="0.108cm" svg:x="13.539cm" svg:y="16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6" draw:layer="layout" svg:width="1.05cm" svg:height="0.645cm" svg:x="3.089cm" svg:y="13.791cm">
          <draw:text-box>
            <text:p><text:span text:style-name="T2">24</text:span></text:p>
          </draw:text-box>
        </draw:frame>
        <draw:custom-shape draw:style-name="gr2" draw:text-style-name="P2" draw:layer="layout" svg:width="0.119cm" svg:height="0.108cm" svg:x="13.813cm" svg:y="3.0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3.549cm" svg:y="5.0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3.556cm" svg:y="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8cm" svg:y1="14.384cm" svg:x2="13.874cm" svg:y2="13.7cm">
          <text:p/>
        </draw:line>
        <draw:custom-shape draw:style-name="gr40" draw:text-style-name="P14" draw:layer="layout" svg:width="0.289cm" svg:height="0.289cm" svg:x="14.99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15.011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15.011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15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544cm" svg:height="0.645cm" svg:x="15.496cm" svg:y="5.979cm">
          <draw:text-box>
            <text:p><text:span text:style-name="T2">5</text:span></text:p>
          </draw:text-box>
        </draw:frame>
        <draw:custom-shape draw:style-name="gr51" draw:text-style-name="P16" draw:layer="layout" svg:width="1.557cm" svg:height="1.958cm" svg:x="17.235cm" svg:y="6.894cm">
          <text:p text:style-name="P4"><text:span text:style-name="T7">SSR</text:span></text:p>
          <text:p text:style-name="P4"><text:span text:style-name="T7">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098cm" svg:height="0.108cm" svg:x="13.556cm" svg:y="9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6" draw:text-style-name="P13" draw:layer="layout" svg:width="0.155cm" svg:height="0.16cm" svg:x="15.749cm" svg:y="8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8cm" svg:y1="8.337cm" svg:x2="15.891cm" svg:y2="8.446cm">
            <text:p/>
          </draw:line>
          <draw:line draw:style-name="gr37" draw:text-style-name="P1" draw:layer="layout" svg:x1="15.76cm" svg:y1="8.359cm" svg:x2="15.871cm" svg:y2="8.468cm">
            <text:p/>
          </draw:line>
        </draw:g>
        <draw:g>
          <draw:custom-shape draw:style-name="gr36" draw:text-style-name="P13" draw:layer="layout" svg:width="0.155cm" svg:height="0.16cm" svg:x="15.766cm" svg:y="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97cm" svg:y1="9.382cm" svg:x2="15.908cm" svg:y2="9.491cm">
            <text:p/>
          </draw:line>
          <draw:line draw:style-name="gr37" draw:text-style-name="P1" draw:layer="layout" svg:x1="15.777cm" svg:y1="9.404cm" svg:x2="15.888cm" svg:y2="9.513cm">
            <text:p/>
          </draw:line>
        </draw:g>
        <draw:line draw:style-name="gr4" draw:text-style-name="P1" draw:layer="layout" svg:x1="18.832cm" svg:y1="7.325cm" svg:x2="19.939cm" svg:y2="7.318cm">
          <text:p/>
        </draw:line>
        <draw:line draw:style-name="gr4" draw:text-style-name="P1" draw:layer="layout" svg:x1="18.796cm" svg:y1="8.417cm" svg:x2="19.903cm" svg:y2="8.41cm">
          <text:p/>
        </draw:line>
        <draw:frame draw:style-name="gr52" draw:text-style-name="P17" draw:layer="layout" svg:width="1.256cm" svg:height="1.205cm" svg:x="18.784cm" svg:y="5.95cm">
          <draw:text-box>
            <text:p><text:span text:style-name="T8">To</text:span></text:p>
            <text:p><text:span text:style-name="T8">Butts Pump</text:span></text:p>
          </draw:text-box>
        </draw:frame>
        <draw:frame draw:style-name="gr52" draw:text-style-name="P17" draw:layer="layout" svg:width="1.256cm" svg:height="1.205cm" svg:x="18.744cm" svg:y="8.444cm">
          <draw:text-box>
            <text:p><text:span text:style-name="T8">To</text:span></text:p>
            <text:p><text:span text:style-name="T8">Main Pump</text:span></text:p>
          </draw:text-box>
        </draw:frame>
        <draw:frame draw:style-name="gr15" draw:text-style-name="P6" draw:layer="layout" svg:width="1.027cm" svg:height="0.645cm" svg:x="3.724cm" svg:y="5.914cm">
          <draw:text-box>
            <text:p><text:span text:style-name="T2">5 V</text:span></text:p>
          </draw:text-box>
        </draw:frame>
        <draw:custom-shape draw:style-name="gr11" draw:text-style-name="P4" draw:layer="layout" svg:width="0.289cm" svg:height="0.289cm" svg:x="3.65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0.697cm" svg:height="0.645cm" svg:x="3.249cm" svg:y="5.93cm">
          <draw:text-box>
            <text:p><text:span text:style-name="T2">2</text:span></text:p>
          </draw:text-box>
        </draw:frame>
        <draw:line draw:style-name="gr1" draw:text-style-name="P1" draw:layer="layout" svg:x1="3.943cm" svg:y1="6.563cm" svg:x2="9.398cm" svg:y2="6.572cm">
          <text:p/>
        </draw:line>
        <draw:line draw:style-name="gr1" draw:text-style-name="P1" draw:layer="layout" svg:x1="13.86cm" svg:y1="12.478cm" svg:x2="13.878cm" svg:y2="3.115cm">
          <text:p/>
        </draw:line>
        <draw:custom-shape draw:style-name="gr2" draw:text-style-name="P2" draw:layer="layout" svg:width="0.228cm" svg:height="0.227cm" svg:x="9.344cm" svg:y="7.2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279cm" svg:y="8.2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9.27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279cm" svg:y="10.32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44cm" svg:y="11.30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69cm" svg:y="6.4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cm" svg:y="12.9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471cm" svg:y1="6.829cm" svg:x2="11.471cm" svg:y2="7.849cm">
          <text:p/>
        </draw:line>
        <draw:line draw:style-name="gr1" draw:text-style-name="P1" draw:layer="layout" svg:x1="11.471cm" svg:y1="6.843cm" svg:x2="12.203cm" svg:y2="7.373cm">
          <text:p/>
        </draw:line>
        <draw:line draw:style-name="gr1" draw:text-style-name="P1" draw:layer="layout" svg:x1="11.472cm" svg:y1="7.831cm" svg:x2="12.201cm" svg:y2="7.366cm">
          <text:p/>
        </draw:line>
        <draw:line draw:style-name="gr1" draw:text-style-name="P1" draw:layer="layout" svg:x1="10.93cm" svg:y1="7.855cm" svg:x2="10.93cm" svg:y2="8.875cm">
          <text:p/>
        </draw:line>
        <draw:line draw:style-name="gr1" draw:text-style-name="P1" draw:layer="layout" svg:x1="10.929cm" svg:y1="7.868cm" svg:x2="11.661cm" svg:y2="8.398cm">
          <text:p/>
        </draw:line>
        <draw:line draw:style-name="gr1" draw:text-style-name="P1" draw:layer="layout" svg:x1="10.931cm" svg:y1="8.857cm" svg:x2="11.66cm" svg:y2="8.392cm">
          <text:p/>
        </draw:line>
        <draw:line draw:style-name="gr1" draw:text-style-name="P1" draw:layer="layout" svg:x1="11.475cm" svg:y1="8.876cm" svg:x2="11.475cm" svg:y2="9.896cm">
          <text:p/>
        </draw:line>
        <draw:line draw:style-name="gr1" draw:text-style-name="P1" draw:layer="layout" svg:x1="11.475cm" svg:y1="8.89cm" svg:x2="12.207cm" svg:y2="9.42cm">
          <text:p/>
        </draw:line>
        <draw:line draw:style-name="gr1" draw:text-style-name="P1" draw:layer="layout" svg:x1="11.476cm" svg:y1="9.878cm" svg:x2="12.205cm" svg:y2="9.413cm">
          <text:p/>
        </draw:line>
        <draw:line draw:style-name="gr1" draw:text-style-name="P1" draw:layer="layout" svg:x1="10.933cm" svg:y1="9.902cm" svg:x2="10.933cm" svg:y2="10.922cm">
          <text:p/>
        </draw:line>
        <draw:line draw:style-name="gr1" draw:text-style-name="P1" draw:layer="layout" svg:x1="10.933cm" svg:y1="9.915cm" svg:x2="11.665cm" svg:y2="10.445cm">
          <text:p/>
        </draw:line>
        <draw:line draw:style-name="gr1" draw:text-style-name="P1" draw:layer="layout" svg:x1="10.934cm" svg:y1="10.904cm" svg:x2="11.663cm" svg:y2="10.439cm">
          <text:p/>
        </draw:line>
        <draw:line draw:style-name="gr1" draw:text-style-name="P1" draw:layer="layout" svg:x1="11.459cm" svg:y1="10.899cm" svg:x2="11.459cm" svg:y2="11.919cm">
          <text:p/>
        </draw:line>
        <draw:line draw:style-name="gr1" draw:text-style-name="P1" draw:layer="layout" svg:x1="11.459cm" svg:y1="10.912cm" svg:x2="12.191cm" svg:y2="11.442cm">
          <text:p/>
        </draw:line>
        <draw:line draw:style-name="gr1" draw:text-style-name="P1" draw:layer="layout" svg:x1="11.46cm" svg:y1="11.901cm" svg:x2="12.189cm" svg:y2="11.436cm">
          <text:p/>
        </draw:line>
        <draw:line draw:style-name="gr1" draw:text-style-name="P1" draw:layer="layout" svg:x1="9.437cm" svg:y1="7.348cm" svg:x2="11.451cm" svg:y2="7.346cm">
          <text:p/>
        </draw:line>
        <draw:line draw:style-name="gr1" draw:text-style-name="P1" draw:layer="layout" svg:x1="12.216cm" svg:y1="7.37cm" svg:x2="13.225cm" svg:y2="7.372cm">
          <text:p/>
        </draw:line>
        <draw:line draw:style-name="gr1" draw:text-style-name="P1" draw:layer="layout" svg:x1="9.425cm" svg:y1="8.397cm" svg:x2="10.91cm" svg:y2="8.403cm">
          <text:p/>
        </draw:line>
        <draw:line draw:style-name="gr1" draw:text-style-name="P1" draw:layer="layout" svg:x1="11.648cm" svg:y1="8.39cm" svg:x2="13.193cm" svg:y2="8.398cm">
          <text:p/>
        </draw:line>
        <draw:line draw:style-name="gr1" draw:text-style-name="P1" draw:layer="layout" svg:x1="9.437cm" svg:y1="9.383cm" svg:x2="11.451cm" svg:y2="9.381cm">
          <text:p/>
        </draw:line>
        <draw:line draw:style-name="gr1" draw:text-style-name="P1" draw:layer="layout" svg:x1="12.216cm" svg:y1="9.405cm" svg:x2="13.225cm" svg:y2="9.407cm">
          <text:p/>
        </draw:line>
        <draw:line draw:style-name="gr1" draw:text-style-name="P1" draw:layer="layout" svg:x1="9.425cm" svg:y1="10.432cm" svg:x2="10.91cm" svg:y2="10.438cm">
          <text:p/>
        </draw:line>
        <draw:line draw:style-name="gr1" draw:text-style-name="P1" draw:layer="layout" svg:x1="11.632cm" svg:y1="10.44cm" svg:x2="13.177cm" svg:y2="10.448cm">
          <text:p/>
        </draw:line>
        <draw:line draw:style-name="gr1" draw:text-style-name="P1" draw:layer="layout" svg:x1="9.437cm" svg:y1="11.41cm" svg:x2="11.451cm" svg:y2="11.408cm">
          <text:p/>
        </draw:line>
        <draw:line draw:style-name="gr1" draw:text-style-name="P1" draw:layer="layout" svg:x1="12.216cm" svg:y1="11.431cm" svg:x2="13.225cm" svg:y2="11.433cm">
          <text:p/>
        </draw:line>
        <draw:custom-shape draw:style-name="gr53" draw:text-style-name="P1" draw:layer="layout" svg:width="3.755cm" svg:height="7.107cm" svg:x="9.47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13.071cm" svg:y="7.25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8.31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9.29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86cm" svg:y="10.34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13.071cm" svg:y="11.32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8" draw:layer="layout" svg:width="1.418cm" svg:height="0.572cm" svg:x="8.892cm" svg:y="6.159cm">
          <draw:text-box>
            <text:p><text:span text:style-name="T5">14 <text:s text:c="2"/>Vcc</text:span></text:p>
          </draw:text-box>
        </draw:frame>
        <draw:frame draw:style-name="gr55" draw:text-style-name="P18" draw:layer="layout" svg:width="1.344cm" svg:height="0.489cm" svg:x="8.902cm" svg:y="6.934cm">
          <draw:text-box>
            <text:p><text:span text:style-name="T5">1 <text:s text:c="4"/>1A</text:span></text:p>
          </draw:text-box>
        </draw:frame>
        <draw:frame draw:style-name="gr55" draw:text-style-name="P18" draw:layer="layout" svg:width="1.493cm" svg:height="0.489cm" svg:x="8.922cm" svg:y="7.985cm">
          <draw:text-box>
            <text:p><text:span text:style-name="T5">3 <text:s text:c="4"/>2A</text:span></text:p>
          </draw:text-box>
        </draw:frame>
        <draw:frame draw:style-name="gr56" draw:text-style-name="P18" draw:layer="layout" svg:width="1.238cm" svg:height="0.727cm" svg:x="8.966cm" svg:y="8.959cm">
          <draw:text-box>
            <text:p><text:span text:style-name="T5">5 <text:s text:c="4"/>3A</text:span></text:p>
          </draw:text-box>
        </draw:frame>
        <draw:frame draw:style-name="gr55" draw:text-style-name="P18" draw:layer="layout" svg:width="1.178cm" svg:height="0.489cm" svg:x="8.98cm" svg:y="9.994cm">
          <draw:text-box>
            <text:p><text:span text:style-name="T5">9 <text:s text:c="3"/>4 A</text:span></text:p>
          </draw:text-box>
        </draw:frame>
        <draw:frame draw:style-name="gr55" draw:text-style-name="P18" draw:layer="layout" svg:width="1.239cm" svg:height="0.489cm" svg:x="8.975cm" svg:y="12.631cm">
          <draw:text-box>
            <text:p><text:span text:style-name="T5">7 <text:s text:c="3"/>0 V</text:span></text:p>
          </draw:text-box>
        </draw:frame>
        <draw:frame draw:style-name="gr55" draw:text-style-name="P18" draw:layer="layout" svg:width="1.248cm" svg:height="0.489cm" svg:x="12.612cm" svg:y="10.982cm">
          <draw:text-box>
            <text:p><text:span text:style-name="T5">5Y <text:s text:c="3"/>10</text:span></text:p>
          </draw:text-box>
        </draw:frame>
        <draw:frame draw:style-name="gr55" draw:text-style-name="P18" draw:layer="layout" svg:width="1.193cm" svg:height="0.489cm" svg:x="12.591cm" svg:y="6.921cm">
          <draw:text-box>
            <text:p><text:span text:style-name="T5">1Y <text:s text:c="3"/>2</text:span></text:p>
          </draw:text-box>
        </draw:frame>
        <draw:frame draw:style-name="gr55" draw:text-style-name="P18" draw:layer="layout" svg:width="1.193cm" svg:height="0.489cm" svg:x="12.613cm" svg:y="7.884cm">
          <draw:text-box>
            <text:p><text:span text:style-name="T5">2Y <text:s text:c="2"/>4</text:span></text:p>
          </draw:text-box>
        </draw:frame>
        <draw:frame draw:style-name="gr55" draw:text-style-name="P18" draw:layer="layout" svg:width="1.193cm" svg:height="0.489cm" svg:x="12.687cm" svg:y="8.916cm">
          <draw:text-box>
            <text:p><text:span text:style-name="T5">3Y <text:s text:c="2"/>6</text:span></text:p>
          </draw:text-box>
        </draw:frame>
        <draw:frame draw:style-name="gr55" draw:text-style-name="P18" draw:layer="layout" svg:width="1.193cm" svg:height="0.489cm" svg:x="12.616cm" svg:y="9.964cm">
          <draw:text-box>
            <text:p><text:span text:style-name="T5">4Y <text:s text:c="3"/>8</text:span></text:p>
          </draw:text-box>
        </draw:frame>
        <draw:frame draw:style-name="gr57" draw:text-style-name="P17" draw:layer="layout" svg:width="1.666cm" svg:height="0.569cm" svg:x="11.704cm" svg:y="6.081cm">
          <draw:text-box>
            <text:p><text:span text:style-name="T8">SN5407</text:span></text:p>
          </draw:text-box>
        </draw:frame>
        <draw:frame draw:style-name="gr55" draw:text-style-name="P18" draw:layer="layout" svg:width="1.397cm" svg:height="0.489cm" svg:x="8.86cm" svg:y="10.957cm">
          <draw:text-box>
            <text:p><text:span text:style-name="T5">11 <text:s text:c="4"/>5A</text:span></text:p>
          </draw:text-box>
        </draw:frame>
        <draw:custom-shape draw:style-name="gr2" draw:text-style-name="P2" draw:layer="layout" svg:width="0.227cm" svg:height="0.228cm" svg:x="9.321cm" svg:y="12.27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975cm" svg:y1="11.849cm" svg:x2="10.975cm" svg:y2="12.869cm">
          <text:p/>
        </draw:line>
        <draw:line draw:style-name="gr1" draw:text-style-name="P1" draw:layer="layout" svg:x1="10.975cm" svg:y1="11.862cm" svg:x2="11.707cm" svg:y2="12.392cm">
          <text:p/>
        </draw:line>
        <draw:line draw:style-name="gr1" draw:text-style-name="P1" draw:layer="layout" svg:x1="10.976cm" svg:y1="12.851cm" svg:x2="11.705cm" svg:y2="12.386cm">
          <text:p/>
        </draw:line>
        <draw:line draw:style-name="gr1" draw:text-style-name="P1" draw:layer="layout" svg:x1="9.467cm" svg:y1="12.379cm" svg:x2="10.952cm" svg:y2="12.385cm">
          <text:p/>
        </draw:line>
        <draw:line draw:style-name="gr1" draw:text-style-name="P1" draw:layer="layout" svg:x1="11.674cm" svg:y1="12.387cm" svg:x2="13.219cm" svg:y2="12.395cm">
          <text:p/>
        </draw:line>
        <draw:custom-shape draw:style-name="gr2" draw:text-style-name="P2" draw:layer="layout" svg:width="0.228cm" svg:height="0.228cm" svg:x="13.128cm" svg:y="12.28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1.376cm" svg:height="0.489cm" svg:x="8.839cm" svg:y="11.941cm">
          <draw:text-box>
            <text:p><text:span text:style-name="T5">13 <text:s text:c="4"/>6 A</text:span></text:p>
          </draw:text-box>
        </draw:frame>
        <draw:frame draw:style-name="gr55" draw:text-style-name="P18" draw:layer="layout" svg:width="1.193cm" svg:height="0.489cm" svg:x="12.658cm" svg:y="11.911cm">
          <draw:text-box>
            <text:p><text:span text:style-name="T5">4Y <text:s text:c="2"/>12</text:span></text:p>
          </draw:text-box>
        </draw:frame>
        <draw:line draw:style-name="gr1" draw:text-style-name="P1" draw:layer="layout" svg:x1="11.224cm" svg:y1="13.856cm" svg:x2="11.224cm" svg:y2="14.876cm">
          <text:p/>
        </draw:line>
        <draw:line draw:style-name="gr1" draw:text-style-name="P1" draw:layer="layout" svg:x1="11.224cm" svg:y1="13.87cm" svg:x2="10.492cm" svg:y2="14.4cm">
          <text:p/>
        </draw:line>
        <draw:line draw:style-name="gr1" draw:text-style-name="P1" draw:layer="layout" svg:x1="11.223cm" svg:y1="14.858cm" svg:x2="10.494cm" svg:y2="14.393cm">
          <text:p/>
        </draw:line>
        <draw:line draw:style-name="gr1" draw:text-style-name="P1" draw:layer="layout" svg:x1="11.765cm" svg:y1="14.882cm" svg:x2="11.765cm" svg:y2="15.902cm">
          <text:p/>
        </draw:line>
        <draw:line draw:style-name="gr1" draw:text-style-name="P1" draw:layer="layout" svg:x1="11.766cm" svg:y1="14.895cm" svg:x2="11.034cm" svg:y2="15.425cm">
          <text:p/>
        </draw:line>
        <draw:line draw:style-name="gr1" draw:text-style-name="P1" draw:layer="layout" svg:x1="11.764cm" svg:y1="15.884cm" svg:x2="11.035cm" svg:y2="15.419cm">
          <text:p/>
        </draw:line>
        <draw:line draw:style-name="gr1" draw:text-style-name="P1" draw:layer="layout" svg:x1="11.22cm" svg:y1="15.903cm" svg:x2="11.22cm" svg:y2="16.923cm">
          <text:p/>
        </draw:line>
        <draw:line draw:style-name="gr1" draw:text-style-name="P1" draw:layer="layout" svg:x1="11.22cm" svg:y1="15.917cm" svg:x2="10.488cm" svg:y2="16.447cm">
          <text:p/>
        </draw:line>
        <draw:line draw:style-name="gr1" draw:text-style-name="P1" draw:layer="layout" svg:x1="11.219cm" svg:y1="16.905cm" svg:x2="10.49cm" svg:y2="16.44cm">
          <text:p/>
        </draw:line>
        <draw:line draw:style-name="gr1" draw:text-style-name="P1" draw:layer="layout" svg:x1="11.762cm" svg:y1="16.929cm" svg:x2="11.762cm" svg:y2="17.949cm">
          <text:p/>
        </draw:line>
        <draw:line draw:style-name="gr1" draw:text-style-name="P1" draw:layer="layout" svg:x1="11.762cm" svg:y1="16.942cm" svg:x2="11.03cm" svg:y2="17.472cm">
          <text:p/>
        </draw:line>
        <draw:line draw:style-name="gr1" draw:text-style-name="P1" draw:layer="layout" svg:x1="11.761cm" svg:y1="17.931cm" svg:x2="11.032cm" svg:y2="17.466cm">
          <text:p/>
        </draw:line>
        <draw:line draw:style-name="gr1" draw:text-style-name="P1" draw:layer="layout" svg:x1="11.236cm" svg:y1="17.926cm" svg:x2="11.236cm" svg:y2="18.946cm">
          <text:p/>
        </draw:line>
        <draw:line draw:style-name="gr1" draw:text-style-name="P1" draw:layer="layout" svg:x1="11.236cm" svg:y1="17.939cm" svg:x2="10.504cm" svg:y2="18.469cm">
          <text:p/>
        </draw:line>
        <draw:line draw:style-name="gr1" draw:text-style-name="P1" draw:layer="layout" svg:x1="11.235cm" svg:y1="18.928cm" svg:x2="10.506cm" svg:y2="18.463cm">
          <text:p/>
        </draw:line>
        <draw:line draw:style-name="gr1" draw:text-style-name="P1" draw:layer="layout" svg:x1="11.778cm" svg:y1="18.951cm" svg:x2="11.778cm" svg:y2="19.971cm">
          <text:p/>
        </draw:line>
        <draw:line draw:style-name="gr1" draw:text-style-name="P1" draw:layer="layout" svg:x1="11.778cm" svg:y1="18.965cm" svg:x2="11.046cm" svg:y2="19.495cm">
          <text:p/>
        </draw:line>
        <draw:line draw:style-name="gr1" draw:text-style-name="P1" draw:layer="layout" svg:x1="11.776cm" svg:y1="19.953cm" svg:x2="11.047cm" svg:y2="19.488cm">
          <text:p/>
        </draw:line>
        <draw:line draw:style-name="gr1" draw:text-style-name="P1" draw:layer="layout" svg:x1="13.258cm" svg:y1="14.375cm" svg:x2="11.244cm" svg:y2="14.373cm">
          <text:p/>
        </draw:line>
        <draw:line draw:style-name="gr1" draw:text-style-name="P1" draw:layer="layout" svg:x1="10.511cm" svg:y1="14.407cm" svg:x2="9.502cm" svg:y2="14.409cm">
          <text:p/>
        </draw:line>
        <draw:line draw:style-name="gr1" draw:text-style-name="P1" draw:layer="layout" svg:x1="13.27cm" svg:y1="15.424cm" svg:x2="11.785cm" svg:y2="15.43cm">
          <text:p/>
        </draw:line>
        <draw:line draw:style-name="gr1" draw:text-style-name="P1" draw:layer="layout" svg:x1="11.047cm" svg:y1="15.417cm" svg:x2="9.502cm" svg:y2="15.425cm">
          <text:p/>
        </draw:line>
        <draw:custom-shape draw:style-name="gr2" draw:text-style-name="P2" draw:layer="layout" svg:width="0.228cm" svg:height="0.227cm" svg:x="13.144cm" svg:y="14.2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079cm" svg:y="15.31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58cm" svg:y1="16.41cm" svg:x2="11.244cm" svg:y2="16.408cm">
          <text:p/>
        </draw:line>
        <draw:line draw:style-name="gr1" draw:text-style-name="P1" draw:layer="layout" svg:x1="10.511cm" svg:y1="16.442cm" svg:x2="9.502cm" svg:y2="16.444cm">
          <text:p/>
        </draw:line>
        <draw:line draw:style-name="gr1" draw:text-style-name="P1" draw:layer="layout" svg:x1="13.27cm" svg:y1="17.459cm" svg:x2="11.785cm" svg:y2="17.465cm">
          <text:p/>
        </draw:line>
        <draw:custom-shape draw:style-name="gr2" draw:text-style-name="P2" draw:layer="layout" svg:width="0.228cm" svg:height="0.228cm" svg:x="13.144cm" svg:y="16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079cm" svg:y="17.3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7.467cm" svg:x2="9.518cm" svg:y2="17.475cm">
          <text:p/>
        </draw:line>
        <draw:line draw:style-name="gr1" draw:text-style-name="P1" draw:layer="layout" svg:x1="13.258cm" svg:y1="18.437cm" svg:x2="11.244cm" svg:y2="18.435cm">
          <text:p/>
        </draw:line>
        <draw:line draw:style-name="gr1" draw:text-style-name="P1" draw:layer="layout" svg:x1="10.511cm" svg:y1="18.468cm" svg:x2="9.502cm" svg:y2="18.47cm">
          <text:p/>
        </draw:line>
        <draw:line draw:style-name="gr1" draw:text-style-name="P1" draw:layer="layout" svg:x1="13.27cm" svg:y1="19.485cm" svg:x2="11.785cm" svg:y2="19.491cm">
          <text:p/>
        </draw:line>
        <draw:custom-shape draw:style-name="gr2" draw:text-style-name="P2" draw:layer="layout" svg:width="0.228cm" svg:height="0.228cm" svg:x="13.144cm" svg:y="18.3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13.079cm" svg:y="19.3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063cm" svg:y1="19.494cm" svg:x2="9.518cm" svg:y2="19.502cm">
          <text:p/>
        </draw:line>
        <draw:custom-shape draw:style-name="gr2" draw:text-style-name="P2" draw:layer="layout" svg:width="0.228cm" svg:height="0.228cm" svg:x="9.37cm" svg:y="13.7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7cm" svg:height="0.228cm" svg:x="9.333cm" svg:y="19.93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3.755cm" svg:height="6.954cm" svg:x="9.423cm" svg:y="13.4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0.228cm" svg:height="0.228cm" svg:x="9.389cm" svg:y="14.29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5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6.33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7.38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389cm" svg:y="18.36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28cm" svg:height="0.228cm" svg:x="9.404cm" svg:y="19.4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1.178cm" svg:height="0.489cm" svg:x="9.033cm" svg:y="13.401cm">
          <draw:text-box>
            <text:p><text:span text:style-name="T5">1 <text:s text:c="2"/>Vcc</text:span></text:p>
          </draw:text-box>
        </draw:frame>
        <draw:frame draw:style-name="gr55" draw:text-style-name="P18" draw:layer="layout" svg:width="1.178cm" svg:height="0.489cm" svg:x="12.549cm" svg:y="13.951cm">
          <draw:text-box>
            <text:p><text:span text:style-name="T5">1A <text:s text:c="4"/>3</text:span></text:p>
          </draw:text-box>
        </draw:frame>
        <draw:frame draw:style-name="gr55" draw:text-style-name="P18" draw:layer="layout" svg:width="1.199cm" svg:height="0.489cm" svg:x="12.553cm" svg:y="15.004cm">
          <draw:text-box>
            <text:p><text:span text:style-name="T5">2A <text:s text:c="4"/>5</text:span></text:p>
          </draw:text-box>
        </draw:frame>
        <draw:frame draw:style-name="gr55" draw:text-style-name="P18" draw:layer="layout" svg:width="1.178cm" svg:height="0.489cm" svg:x="12.562cm" svg:y="15.966cm">
          <draw:text-box>
            <text:p><text:span text:style-name="T5">3A <text:s text:c="4"/>7</text:span></text:p>
          </draw:text-box>
        </draw:frame>
        <draw:frame draw:style-name="gr55" draw:text-style-name="P18" draw:layer="layout" svg:width="1.178cm" svg:height="0.489cm" svg:x="12.579cm" svg:y="17.042cm">
          <draw:text-box>
            <text:p><text:span text:style-name="T5">4A <text:s text:c="4"/>9</text:span></text:p>
          </draw:text-box>
        </draw:frame>
        <draw:frame draw:style-name="gr55" draw:text-style-name="P18" draw:layer="layout" svg:width="1.266cm" svg:height="0.489cm" svg:x="12.634cm" svg:y="18.047cm">
          <draw:text-box>
            <text:p><text:span text:style-name="T5">5A <text:s text:c="3"/>11</text:span></text:p>
          </draw:text-box>
        </draw:frame>
        <draw:frame draw:style-name="gr55" draw:text-style-name="P18" draw:layer="layout" svg:width="1.266cm" svg:height="0.489cm" svg:x="12.639cm" svg:y="19.07cm">
          <draw:text-box>
            <text:p><text:span text:style-name="T5">6A <text:s text:c="3"/>14</text:span></text:p>
          </draw:text-box>
        </draw:frame>
        <draw:frame draw:style-name="gr55" draw:text-style-name="P18" draw:layer="layout" svg:width="1.266cm" svg:height="0.489cm" svg:x="8.848cm" svg:y="19.627cm">
          <draw:text-box>
            <text:p><text:span text:style-name="T5">0 V <text:s text:c="3"/>8</text:span></text:p>
          </draw:text-box>
        </draw:frame>
        <draw:frame draw:style-name="gr55" draw:text-style-name="P18" draw:layer="layout" svg:width="1.255cm" svg:height="0.489cm" svg:x="8.923cm" svg:y="19.051cm">
          <draw:text-box>
            <text:p><text:span text:style-name="T5">15 <text:s text:c="3"/>6Y</text:span></text:p>
          </draw:text-box>
        </draw:frame>
        <draw:frame draw:style-name="gr55" draw:text-style-name="P18" draw:layer="layout" svg:width="1.248cm" svg:height="0.489cm" svg:x="8.93cm" svg:y="18.021cm">
          <draw:text-box>
            <text:p><text:span text:style-name="T5">12 <text:s text:c="3"/>5Y</text:span></text:p>
          </draw:text-box>
        </draw:frame>
        <draw:frame draw:style-name="gr55" draw:text-style-name="P18" draw:layer="layout" svg:width="1.193cm" svg:height="0.489cm" svg:x="9.045cm" svg:y="13.917cm">
          <draw:text-box>
            <text:p><text:span text:style-name="T5">2 <text:s text:c="3"/>1Y</text:span></text:p>
          </draw:text-box>
        </draw:frame>
        <draw:frame draw:style-name="gr55" draw:text-style-name="P18" draw:layer="layout" svg:width="1.193cm" svg:height="0.489cm" svg:x="9.005cm" svg:y="14.923cm">
          <draw:text-box>
            <text:p><text:span text:style-name="T5">4 <text:s text:c="3"/>2Y</text:span></text:p>
          </draw:text-box>
        </draw:frame>
        <draw:frame draw:style-name="gr55" draw:text-style-name="P18" draw:layer="layout" svg:width="1.193cm" svg:height="0.489cm" svg:x="9.005cm" svg:y="15.955cm">
          <draw:text-box>
            <text:p><text:span text:style-name="T5">6 <text:s text:c="3"/>3Y</text:span></text:p>
          </draw:text-box>
        </draw:frame>
        <draw:frame draw:style-name="gr55" draw:text-style-name="P18" draw:layer="layout" svg:width="1.193cm" svg:height="0.489cm" svg:x="8.934cm" svg:y="17.003cm">
          <draw:text-box>
            <text:p><text:span text:style-name="T5">10 <text:s text:c="2"/>4Y</text:span></text:p>
          </draw:text-box>
        </draw:frame>
        <draw:frame draw:style-name="gr57" draw:text-style-name="P17" draw:layer="layout" svg:width="1.874cm" svg:height="0.569cm" svg:x="11.218cm" svg:y="13.395cm">
          <draw:text-box>
            <text:p><text:span text:style-name="T8">74HC4050</text:span></text:p>
          </draw:text-box>
        </draw:frame>
        <draw:line draw:style-name="gr1" draw:text-style-name="P1" draw:layer="layout" svg:x1="7.798cm" svg:y1="20.065cm" svg:x2="9.406cm" svg:y2="20.071cm">
          <text:p/>
        </draw:line>
        <draw:custom-shape draw:style-name="gr2" draw:text-style-name="P2" draw:layer="layout" svg:width="0.119cm" svg:height="0.108cm" svg:x="7.709cm" svg:y="20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6.096cm" svg:y="2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9" draw:layer="layout" svg:width="0.676cm" svg:height="0.806cm" svg:x="10.052cm" svg:y="2.358cm">
          <draw:text-box>
            <text:p><text:span text:style-name="T4">A</text:span></text:p>
          </draw:text-box>
        </draw:frame>
        <draw:frame draw:style-name="gr59" draw:text-style-name="P19" draw:layer="layout" svg:width="0.676cm" svg:height="0.806cm" svg:x="10.011cm" svg:y="3.009cm">
          <draw:text-box>
            <text:p><text:span text:style-name="T4">B</text:span></text:p>
          </draw:text-box>
        </draw:frame>
        <draw:frame draw:style-name="gr59" draw:text-style-name="P19" draw:layer="layout" svg:width="0.676cm" svg:height="0.806cm" svg:x="6.165cm" svg:y="5.736cm">
          <draw:text-box>
            <text:p><text:span text:style-name="T4">D</text:span></text:p>
          </draw:text-box>
        </draw:frame>
        <draw:frame draw:style-name="gr59" draw:text-style-name="P19" draw:layer="layout" svg:width="0.676cm" svg:height="0.806cm" svg:x="6.003cm" svg:y="20.268cm">
          <draw:text-box>
            <text:p><text:span text:style-name="T4">C</text:span></text:p>
          </draw:text-box>
        </draw:frame>
        <draw:frame draw:style-name="gr59" draw:text-style-name="P19" draw:layer="layout" svg:width="0.676cm" svg:height="0.806cm" svg:x="12.129cm" svg:y="20.39cm">
          <draw:text-box>
            <text:p><text:span text:style-name="T4">C</text:span></text:p>
          </draw:text-box>
        </draw:frame>
        <draw:frame draw:style-name="gr59" draw:text-style-name="P19" draw:layer="layout" svg:width="0.676cm" svg:height="0.806cm" svg:x="6.104cm" svg:y="6.652cm">
          <draw:text-box>
            <text:p><text:span text:style-name="T4">F</text:span></text:p>
          </draw:text-box>
        </draw:frame>
        <draw:frame draw:style-name="gr59" draw:text-style-name="P19" draw:layer="layout" svg:width="0.676cm" svg:height="0.806cm" svg:x="6.186cm" svg:y="7.69cm">
          <draw:text-box>
            <text:p><text:span text:style-name="T4">E</text:span></text:p>
          </draw:text-box>
        </draw:frame>
        <draw:frame draw:style-name="gr59" draw:text-style-name="P19" draw:layer="layout" svg:width="0.676cm" svg:height="0.806cm" svg:x="5.942cm" svg:y="13.511cm">
          <draw:text-box>
            <text:p><text:span text:style-name="T4">H</text:span></text:p>
          </draw:text-box>
        </draw:frame>
        <draw:frame draw:style-name="gr59" draw:text-style-name="P19" draw:layer="layout" svg:width="0.676cm" svg:height="0.806cm" svg:x="6.064cm" svg:y="21.489cm">
          <draw:text-box>
            <text:p><text:span text:style-name="T4">G</text:span></text:p>
          </draw:text-box>
        </draw:frame>
        <draw:custom-shape draw:style-name="gr40" draw:text-style-name="P14" draw:layer="layout" svg:width="0.289cm" svg:height="0.289cm" svg:x="6.94cm" svg:y="2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9cm" svg:height="0.108cm" svg:x="13.827cm" svg:y="4.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8" draw:layer="layout" svg:width="1.089cm" svg:height="0.489cm" svg:x="16.356cm" svg:y="5.685cm">
          <draw:text-box>
            <text:p><text:span text:style-name="T5">+12 V</text:span></text:p>
          </draw:text-box>
        </draw:frame>
        <draw:frame draw:style-name="gr60" draw:text-style-name="P18" draw:layer="layout" svg:width="0.869cm" svg:height="0.489cm" svg:x="16.563cm" svg:y="9.011cm">
          <draw:text-box>
            <text:p><text:span text:style-name="T5">0 V</text:span></text:p>
          </draw:text-box>
        </draw:frame>
        <draw:frame draw:style-name="gr60" draw:text-style-name="P18" draw:layer="layout" svg:width="1.089cm" svg:height="0.489cm" svg:x="16.326cm" svg:y="6.895cm">
          <draw:text-box>
            <text:p><text:span text:style-name="T5">SSR1</text:span></text:p>
          </draw:text-box>
        </draw:frame>
        <draw:frame draw:style-name="gr60" draw:text-style-name="P18" draw:layer="layout" svg:width="1.089cm" svg:height="0.489cm" svg:x="16.341cm" svg:y="7.969cm">
          <draw:text-box>
            <text:p><text:span text:style-name="T5">SSR2</text:span></text:p>
          </draw:text-box>
        </draw:frame>
        <draw:line draw:style-name="gr1" draw:text-style-name="P1" draw:layer="layout" svg:x1="17.989cm" svg:y1="9.469cm" svg:x2="17.989cm" svg:y2="8.846cm">
          <text:p/>
        </draw:line>
        <draw:line draw:style-name="gr1" draw:text-style-name="P1" draw:layer="layout" svg:x1="17.999cm" svg:y1="6.895cm" svg:x2="17.992cm" svg:y2="6.055cm">
          <text:p/>
        </draw:line>
        <draw:frame draw:style-name="gr59" draw:text-style-name="P19" draw:layer="layout" svg:width="0.676cm" svg:height="0.806cm" svg:x="14.75cm" svg:y="23.108cm">
          <draw:text-box>
            <text:p><text:span text:style-name="T4">J</text:span></text:p>
          </draw:text-box>
        </draw:frame>
        <draw:frame draw:style-name="gr59" draw:text-style-name="P19" draw:layer="layout" svg:width="0.676cm" svg:height="0.806cm" svg:x="14.799cm" svg:y="23.998cm">
          <draw:text-box>
            <text:p><text:span text:style-name="T4">K</text:span></text:p>
          </draw:text-box>
        </draw:frame>
        <draw:frame draw:style-name="gr59" draw:text-style-name="P19" draw:layer="layout" svg:width="0.676cm" svg:height="0.806cm" svg:x="14.799cm" svg:y="24.744cm">
          <draw:text-box>
            <text:p><text:span text:style-name="T4">L</text:span></text:p>
          </draw:text-box>
        </draw:frame>
        <draw:frame draw:style-name="gr59" draw:text-style-name="P19" draw:layer="layout" svg:width="0.676cm" svg:height="0.806cm" svg:x="14.774cm" svg:y="25.598cm">
          <draw:text-box>
            <text:p><text:span text:style-name="T4">M</text:span></text:p>
          </draw:text-box>
        </draw:frame>
        <draw:custom-shape draw:style-name="gr61" draw:text-style-name="P20" draw:layer="layout" svg:width="1.008cm" svg:height="1.468cm" svg:x="14.296cm" svg:y="4.14cm">
          <text:p text:style-name="P4"><text:span text:style-name="T2">Low</text:span></text:p>
          <text:p text:style-name="P4"><text:span text:style-name="T2">Pass</text:span></text:p>
          <text:p text:style-name="P4"><text:span text:style-name="T2">Filt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204cm" svg:y1="15.417cm" svg:x2="16.677cm" svg:y2="15.409cm">
          <text:p/>
        </draw:line>
        <draw:frame draw:style-name="gr41" draw:text-style-name="P6" draw:layer="layout" svg:width="0.544cm" svg:height="0.645cm" svg:x="15.492cm" svg:y="14.281cm">
          <draw:text-box>
            <text:p><text:span text:style-name="T2">9</text:span></text:p>
          </draw:text-box>
        </draw:frame>
        <draw:line draw:style-name="gr1" draw:text-style-name="P1" draw:layer="layout" svg:x1="15.001cm" svg:y1="15.428cm" svg:x2="14.984cm" svg:y2="13.701cm">
          <text:p/>
        </draw:line>
        <draw:g>
          <draw:custom-shape draw:style-name="gr36" draw:text-style-name="P13" draw:layer="layout" svg:width="0.155cm" svg:height="0.16cm" svg:x="15.745cm" svg:y="15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15.776cm" svg:y1="15.351cm" svg:x2="15.887cm" svg:y2="15.46cm">
            <text:p/>
          </draw:line>
          <draw:line draw:style-name="gr37" draw:text-style-name="P1" draw:layer="layout" svg:x1="15.756cm" svg:y1="15.373cm" svg:x2="15.867cm" svg:y2="15.482cm">
            <text:p/>
          </draw:line>
        </draw:g>
        <draw:frame draw:style-name="gr8" draw:text-style-name="P6" draw:layer="layout" svg:width="0.992cm" svg:height="0.645cm" svg:x="14.095cm" svg:y="13.235cm">
          <draw:text-box>
            <text:p><text:span text:style-name="T2">1 k</text:span></text:p>
          </draw:text-box>
        </draw:frame>
        <draw:custom-shape draw:style-name="gr49" draw:text-style-name="P15" draw:layer="layout" svg:width="1.222cm" svg:height="0.309cm" draw:transform="rotate (-1.56660753659011) translate (15.123cm 1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.978cm" svg:y1="12.473cm" svg:x2="14.99cm" svg:y2="6.08cm">
          <text:p/>
        </draw:line>
        <draw:custom-shape draw:style-name="gr2" draw:text-style-name="P2" draw:layer="layout" svg:width="0.09cm" svg:height="0.108cm" svg:x="14.948cm" svg:y="6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8" draw:layer="layout" svg:width="1.606cm" svg:height="0.489cm" svg:x="13.481cm" svg:y="15.981cm">
          <draw:text-box>
            <text:p><text:span text:style-name="T5">Com (Blue)</text:span></text:p>
          </draw:text-box>
        </draw:frame>
        <draw:frame draw:style-name="gr55" draw:text-style-name="P18" draw:layer="layout" svg:width="1.69cm" svg:height="0.489cm" svg:x="13.436cm" svg:y="15.001cm">
          <draw:text-box>
            <text:p><text:span text:style-name="T5">Min (Brown)</text:span></text:p>
          </draw:text-box>
        </draw:frame>
        <draw:frame draw:style-name="gr55" draw:text-style-name="P18" draw:layer="layout" svg:width="1.858cm" svg:height="0.489cm" svg:x="13.436cm" svg:y="14.322cm">
          <draw:text-box>
            <text:p><text:span text:style-name="T5">Max (Orange)</text:span></text:p>
          </draw:text-box>
        </draw:frame>
        <draw:line draw:style-name="gr1" draw:text-style-name="P1" draw:layer="layout" svg:x1="3.842cm" svg:y1="15.428cm" svg:x2="9.468cm" svg:y2="15.438cm">
          <text:p/>
        </draw:line>
        <draw:frame draw:style-name="gr48" draw:text-style-name="P6" draw:layer="layout" svg:width="1.675cm" svg:height="0.645cm" svg:x="3.667cm" svg:y="14.907cm">
          <draw:text-box>
            <text:p><text:span text:style-name="T2">GPIO 7</text:span></text:p>
          </draw:text-box>
        </draw:frame>
        <draw:custom-shape draw:style-name="gr11" draw:text-style-name="P4" draw:layer="layout" svg:width="0.289cm" svg:height="0.289cm" svg:x="3.636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0.289cm" svg:height="0.289cm" svg:x="6.018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6" draw:layer="layout" svg:width="1.05cm" svg:height="0.645cm" svg:x="3.055cm" svg:y="14.821cm">
          <draw:text-box>
            <text:p><text:span text:style-name="T2">26</text:span></text:p>
          </draw:text-box>
        </draw:frame>
        <draw:frame draw:style-name="gr59" draw:text-style-name="P19" draw:layer="layout" svg:width="0.719cm" svg:height="0.806cm" svg:x="5.983cm" svg:y="14.676cm">
          <draw:text-box>
            <text:p><text:span text:style-name="T4">N</text:span></text:p>
          </draw:text-box>
        </draw:frame>
        <draw:custom-shape draw:style-name="gr40" draw:text-style-name="P14" draw:layer="layout" svg:width="0.289cm" svg:height="0.289cm" svg:x="6.045cm" svg:y="6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9-21T12:41:56.643410036</dc:date>
    <meta:editing-duration>P1DT11H50M53S</meta:editing-duration>
    <meta:editing-cycles>163</meta:editing-cycles>
    <meta:generator>LibreOffice/6.2.6.2$Linux_X86_64 LibreOffice_project/20$Build-2</meta:generator>
    <dc:creator>Terry Coles</dc:creator>
    <meta:printed-by>Terry Coles</meta:printed-by>
    <meta:print-date>2019-02-12T10:53:25.452960133</meta:print-date>
    <meta:document-statistic meta:object-count="374"/>
  </office:meta>
</office:document-meta>
</file>